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7">
            <text:p>27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28">
            <text:p>28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29">
            <text:p>29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0">
            <text:p>30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1">
            <text:p>31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3">
            <text:p>33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4">
            <text:p>34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5">
            <text:p>35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6">
            <text:p>36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37">
            <text:p>37</text:p>
          </table:table-cell>
          <table:table-cell/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/>
          <table:table-cell table:content-validation-name="val3"/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3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1/05/2011</text:date>, <text:time>22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5T22:52:22</dc:date>
    <dc:creator>jander nascimento</dc:creator>
    <meta:editing-duration>PT03H03M08S</meta:editing-duration>
    <meta:editing-cycles>24</meta:editing-cycles>
    <meta:generator>OpenOffice.org/3.2$Linux OpenOffice.org_project/320m12$Build-9483</meta:generator>
    <meta:document-statistic meta:table-count="2" meta:cell-count="164" meta:object-count="0"/>
  </office:meta>
</office:document-meta>
</file>